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Strong" style:family="text">
      <style:text-properties style:font-name="Arial" style:font-name-complex="Arial" fo:text-shadow="0.0291in 0.0291in 0.0138in #5B9BD5" fo:color="#5B9BD5" fo:font-size="22pt" style:font-size-asian="22pt" style:font-size-complex="22pt" fo:background-color="#FFFFFF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36" style:parent-style-name="Normal" style:list-style-name="LFO2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39" style:parent-style-name="Normal" style:list-style-name="LFO2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42" style:parent-style-name="Normal" style:list-style-name="LFO2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45" style:parent-style-name="Normal" style:list-style-name="LFO2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5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5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59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60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P6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67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6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69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Làm quen với đơn vị lưu trữ cơ bản<text:s/></text:span></text:p>
      <text:p text:style-name="P3">Bit là gì?</text:p>
      <text:p text:style-name="P4"><text:span text:style-name="T5">Bit</text:span><text:span text:style-name="T6"><text:s/>(viết tắt của<text:s/></text:span><text:span text:style-name="T7">binary digit</text:span><text:span text:style-name="T8">) là đơn vị thông tin nhỏ nhất trong máy tính, chỉ có thể biểu diễn một trong hai giá trị:<text:s/></text:span><text:span text:style-name="T9">0</text:span><text:span text:style-name="T10"><text:s/>hoặc<text:s/></text:span><text:span text:style-name="T11">1</text:span><text:span text:style-name="T12">. Đây là nền tảng của hệ thống số nhị phân, ngôn ngữ cơ bản mà máy tính sử dụng để xử lý dữ liệu.</text:span></text:p>
      <text:p text:style-name="P13"><text:span text:style-name="T14"><draw:custom-shape svg:x="0in" svg:y="0in" svg:width="45.51042in" svg:height="0.00139in" draw:z-index="0" draw:id="id0" draw:style-name="a0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5">Byte là gì?</text:p>
      <text:p text:style-name="P16"><text:span text:style-name="T17">Byte</text:span><text:span text:style-name="T18"><text:s/>là đơn vị dữ liệu phổ biến trong máy tính, được tạo thành từ một nhóm<text:s/></text:span><text:span text:style-name="T19">8 bit</text:span><text:span text:style-name="T20">. Một byte đủ để biểu diễn một ký tự đơn, ví dụ như một chữ cái hoặc một con số. Mối quan hệ giữa bit và byte là<text:s/></text:span><text:span text:style-name="T21">1 byte = 8 bits</text:span><text:span text:style-name="T22">.</text:span></text:p>
      <text:p text:style-name="P23"><text:span text:style-name="T24"><draw:custom-shape svg:x="0in" svg:y="0in" svg:width="45.51042in" svg:height="0.00139in" draw:z-index="0" draw:id="id1" draw:style-name="a1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25">Các đơn vị lớn hơn</text:p>
      <text:p text:style-name="P26"><text:span text:style-name="T27">Các đơn vị lưu trữ dữ liệu lớn hơn được xây dựng dựa trên byte, sắp xếp theo thứ tự từ nhỏ đến lớn:<text:s/></text:span><text:span text:style-name="T28">Kilobyte (KB)</text:span><text:span text:style-name="T29">,<text:s/></text:span><text:span text:style-name="T30">Megabyte (MB)</text:span><text:span text:style-name="T31">,<text:s/></text:span><text:span text:style-name="T32">Gigabyte (GB)</text:span><text:span text:style-name="T33">, và<text:s/></text:span><text:span text:style-name="T34">Terabyte (TB)</text:span><text:span text:style-name="T35">.</text:span></text:p>
      <text:soft-page-break/>
      <text:list text:style-name="LFO2" text:continue-numbering="true">
        <text:list-item>
          <text:p text:style-name="P36"><text:span text:style-name="T37">Kilobyte (KB)</text:span><text:span text:style-name="T38">: Khoảng 1000 byte. Ví dụ: một tài liệu văn bản ngắn hoặc một hình ảnh chất lượng thấp.</text:span></text:p>
        </text:list-item>
        <text:list-item>
          <text:p text:style-name="P39"><text:span text:style-name="T40">Megabyte (MB)</text:span><text:span text:style-name="T41">: Khoảng 1 triệu byte. Ví dụ: một bài hát MP3 hoặc một bức ảnh có độ phân giải cao.</text:span></text:p>
        </text:list-item>
        <text:list-item>
          <text:p text:style-name="P42"><text:span text:style-name="T43">Gigabyte (GB)</text:span><text:span text:style-name="T44">: Khoảng 1 tỷ byte. Ví dụ: một bộ phim HD hoặc dung lượng RAM của điện thoại.</text:span></text:p>
        </text:list-item>
        <text:list-item>
          <text:p text:style-name="P45"><text:span text:style-name="T46">Terabyte (TB)</text:span><text:span text:style-name="T47">: Khoảng 1 nghìn tỷ byte. Ví dụ: dung lượng của một ổ đĩa cứng lớn.</text:span></text:p>
        </text:list-item>
      </text:list>
      <text:p text:style-name="P48"><text:span text:style-name="T49"><draw:custom-shape svg:x="0in" svg:y="0in" svg:width="45.51042in" svg:height="0.00139in" draw:z-index="0" draw:id="id2" draw:style-name="a2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50">Các quy ước chuyển đổi</text:p>
      <text:p text:style-name="P51">Có hai quy ước chính để chuyển đổi giữa các đơn vị lưu trữ dữ liệu, dẫn đến sự khác biệt nhỏ về giá trị.</text:p>
      <text:h text:style-name="P52" text:outline-level="3">Quy ước Decimal (SI)</text:h>
      <text:p text:style-name="P53"><text:span text:style-name="T54">Quy ước này sử dụng lũy thừa của<text:s/></text:span><text:span text:style-name="T55">10</text:span><text:span text:style-name="T56"><text:s/>và được các nhà sản xuất ổ cứng sử dụng rộng rãi để tiếp thị dung lượng sản phẩm. Theo quy ước này, mỗi đơn vị lớn hơn gấp 1000 lần đơn vị nhỏ hơn liền kề.</text:span></text:p>
      <text:list text:style-name="LFO3" text:continue-numbering="true">
        <text:list-item>
          <text:p text:style-name="P57">1 KB = 10$^3$ bytes = 1000 bytes</text:p>
        </text:list-item>
        <text:list-item>
          <text:p text:style-name="P58">1 MB = 10$^6$ bytes = 1000 KB</text:p>
        </text:list-item>
        <text:list-item>
          <text:p text:style-name="P59">1 GB = 10$^9$ bytes = 1000 MB</text:p>
        </text:list-item>
        <text:list-item>
          <text:p text:style-name="P60">1 TB = 10$^{12}$ bytes = 1000 GB</text:p>
        </text:list-item>
      </text:list>
      <text:h text:style-name="P61" text:outline-level="3">Quy ước Binary (IEC)</text:h>
      <text:p text:style-name="P62"><text:span text:style-name="T63">Quy ước này sử dụng lũy thừa của<text:s/></text:span><text:span text:style-name="T64">2</text:span><text:span text:style-name="T65">, phản ánh cách máy tính xử lý dữ liệu (hệ nhị phân). Hệ điều hành máy tính thường sử dụng quy ước này để hiển thị dung lượng.</text:span></text:p>
      <text:list text:style-name="LFO4" text:continue-numbering="true">
        <text:list-item>
          <text:p text:style-name="P66">1 KiB (Kibibyte) = 2$^{10}$ bytes = 1024 bytes</text:p>
        </text:list-item>
        <text:list-item>
          <text:p text:style-name="P67">1 MiB (Mebibyte) = 2$^{20}$ bytes = 1024 KiB</text:p>
        </text:list-item>
        <text:list-item>
          <text:p text:style-name="P68">1 GiB (Gibibyte) = 2$^{30}$ bytes = 1024 MiB</text:p>
        </text:list-item>
        <text:list-item>
          <text:p text:style-name="P69">1 TiB (Tebibyte) = 2$^{40}$ bytes = 1024 GiB</text:p>
        </text:list-item>
      </text:list>
      <text:p text:style-name="P70"><text:span text:style-name="T71">Sự khác biệt chính là ở cơ số:<text:s/></text:span><text:span text:style-name="T72">quy ước Decimal</text:span><text:span text:style-name="T73"><text:s/>dùng cơ số<text:s/></text:span><text:span text:style-name="T74">10</text:span><text:span text:style-name="T75">, trong khi<text:s/></text:span><text:span text:style-name="T76">quy ước Binary</text:span><text:span text:style-name="T77"><text:s/>dùng cơ số<text:s/></text:span><text:span text:style-name="T78">2</text:span><text:span text:style-name="T79">. Do đó, một ổ cứng được quảng cáo là 1 TB (theo Decimal) sẽ chỉ hiển thị khoảng 0.931 TiB (theo Binary) trên máy tính của bạ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Quoc Thinh</meta:initial-creator>
    <dc:creator>Quoc Thinh</dc:creator>
    <meta:creation-date>2025-09-14T17:47:00Z</meta:creation-date>
    <dc:date>2025-09-14T17:47:00Z</dc:date>
    <meta:template xlink:href="Normal" xlink:type="simple"/>
    <meta:editing-cycles>2</meta:editing-cycles>
    <meta:editing-duration>PT720S</meta:editing-duration>
    <meta:document-statistic meta:page-count="3" meta:paragraph-count="4" meta:word-count="315" meta:character-count="2109" meta:row-count="14" meta:non-whitespace-character-count="1798"/>
  </office:meta>
</office:document-meta>
</file>